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draw:frame draw:style-name="fr1" draw:name="Image7" text:anchor-type="char" svg:width="6.9252in" svg:height="0.3661in" draw:z-index="1"><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2"><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3"><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oft-page-break/>–<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4"><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5"><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6"><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oft-page-break/>–<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7"><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oft-page-break/><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5">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5">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8"><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9"><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0"><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1"><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2"><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3"><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4"><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5"><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6"><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4T21:57:04.467620291</dc:date>
    <meta:editing-cycles>15</meta:editing-cycles>
    <meta:editing-duration>P7DT8H15M33S</meta:editing-duration>
    <meta:generator>LibreOffice/6.1.5.2$Linux_X86_64 LibreOffice_project/10$Build-2</meta:generator>
    <meta:document-statistic meta:table-count="0" meta:image-count="17" meta:object-count="0" meta:page-count="93" meta:paragraph-count="783" meta:word-count="51601" meta:character-count="350956" meta:non-whitespace-character-count="299969"/>
  </office:meta>
</office:document-meta>
</file>